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661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number-columns-repeated="4" table:default-cell-style-name="ce9"/>
        <table:table-column table:style-name="co5" table:default-cell-style-name="ce9"/>
        <table:table-column table:style-name="co3" table:number-columns-repeated="1015" table:default-cell-style-name="ce9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office:value-type="string" calcext:value-type="string">
            <text:p>hs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_folicAcid_preg</text:p>
          </table:table-cell>
          <table:table-cell office:value-type="string" calcext:value-type="string">
            <text:p>h_folic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olic acid supplementation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59:Sheet1.F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9f56dff12ba03b9acd7730a5a481eea045e468f3</meta:generator>
    <dc:date>2023-05-22T13:55:27.389151157</dc:date>
    <meta:editing-duration>P4DT13H57M38S</meta:editing-duration>
    <meta:editing-cycles>105</meta:editing-cycles>
    <meta:document-statistic meta:table-count="1" meta:cell-count="1241" meta:object-count="0"/>
  </office:meta>
</office:document-meta>
</file>